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56d7f" officeooo:paragraph-rsid="00056d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 Charge</text:p>
      <text:p text:style-name="P1"/>
      <text:p text:style-name="P1">Objectif </text:p>
      <text:p text:style-name="P1"/>
      <text:p text:style-name="P1">Outils (décrire les outils et les taches)</text:p>
      <text:p text:style-name="P1"/>
      <text:p text:style-name="P1">Planning de travail (temps, ordre de priorité)</text:p>
      <text:p text:style-name="P1"/>
      <text:p text:style-name="P1">Justification de techno</text:p>
      <text:p text:style-name="P1"/>
      <text:p text:style-name="P1">Quelques exemple d’usages (Exemple de question, de retour)</text:p>
      <text:p text:style-name="P1"/>
      <text:p text:style-name="P1">Le coût / Niveau d’étude (Fonction de gens qui peuvent les utiliser)</text:p>
      <text:p text:style-name="P1"/>
      <text:p text:style-name="P1">Besoin fonctionnel et non fonctionnel </text:p>
      <text:p text:style-name="P1"/>
      <text:p text:style-name="P1">Faire le diagramme de Grant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5:34:14.353933381</meta:creation-date>
    <dc:date>2020-01-24T15:38:51.274708198</dc:date>
    <meta:editing-duration>PT4M40S</meta:editing-duration>
    <meta:editing-cycles>1</meta:editing-cycles>
    <meta:document-statistic meta:table-count="0" meta:image-count="0" meta:object-count="0" meta:page-count="1" meta:paragraph-count="9" meta:word-count="51" meta:character-count="327" meta:non-whitespace-character-count="283"/>
    <meta:generator>LibreOffice/5.2.7.2$Linux_X86_64 LibreOffice_project/20m0$Build-2</meta:generator>
  </office:meta>
</office:document-meta>
</file>